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5-03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4-12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4-03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3-12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3-09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3-06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3-03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3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2-06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2-04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2-01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1-03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1-01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2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9-12-1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9-09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9-06-2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9-03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8-11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8-03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6-03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5-03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4-11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4-03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2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2-05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1-12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0-11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10-03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9-11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9-07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9-03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8-11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8-08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8-03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5-11-1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5-03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4-11-1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4-07-0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4-03-1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3-11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3-04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2-11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2-05-3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1-11-0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200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2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0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9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9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4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3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KE0000109</text:p>
          </table:table-cell>
          <table:table-cell office:value-type="string" calcext:value-type="string">
            <text:p>07S/39E-28CAB</text:p>
          </table:table-cell>
          <table:table-cell office:value-type="string" calcext:value-type="string">
            <text:p>196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" meta:object-count="0"/>
    <meta:user-defined meta:name="AppVersion">3.0</meta:user-defined>
  </office:meta>
</office:document-meta>
</file>